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con------cf data 1</text:p>
          </table:table-cell>
          <table:table-cell table:number-columns-repeated="2"/>
          <table:table-cell office:value-type="string" calcext:value-type="string">
            <text:p>vicon--------PX dat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68792" calcext:value-type="float">
            <text:p>0.0687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45218" calcext:value-type="float">
            <text:p>0.1452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53814" calcext:value-type="float">
            <text:p>0.053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17439" calcext:value-type="float">
            <text:p>0.11743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44608" calcext:value-type="float">
            <text:p>0.044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099035" calcext:value-type="float">
            <text:p>0.0990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42852" calcext:value-type="float">
            <text:p>0.0428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085419" calcext:value-type="float">
            <text:p>0.0854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0877" calcext:value-type="float">
            <text:p>0.000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5006" calcext:value-type="float">
            <text:p>0.00500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525834" calcext:value-type="float">
            <text:p>0.525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536214" calcext:value-type="float">
            <text:p>0.536214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con------cf data 2</text:p>
          </table:table-cell>
          <table:table-cell table:number-columns-repeated="2"/>
          <table:table-cell office:value-type="string" calcext:value-type="string">
            <text:p>vicon--------PX data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10123" calcext:value-type="float">
            <text:p>0.10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82408" calcext:value-type="float">
            <text:p>0.1824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6188" calcext:value-type="float">
            <text:p>0.061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34085" calcext:value-type="float">
            <text:p>0.13408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42018" calcext:value-type="float">
            <text:p>0.042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099911" calcext:value-type="float">
            <text:p>0.0999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80115" calcext:value-type="float">
            <text:p>0.080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123668" calcext:value-type="float">
            <text:p>0.1236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0849" calcext:value-type="float">
            <text:p>0.00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5221" calcext:value-type="float">
            <text:p>0.0052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1.260081" calcext:value-type="float">
            <text:p>1.260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928321" calcext:value-type="float">
            <text:p>0.9283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icon------cf data 3</text:p>
          </table:table-cell>
          <table:table-cell table:number-columns-repeated="2"/>
          <table:table-cell office:value-type="string" calcext:value-type="string">
            <text:p>vicon--------PX data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72154" calcext:value-type="float">
            <text:p>0.072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66669" calcext:value-type="float">
            <text:p>0.16666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57779" calcext:value-type="float">
            <text:p>0.057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37776" calcext:value-type="float">
            <text:p>0.13777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48087" calcext:value-type="float">
            <text:p>0.0480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118289" calcext:value-type="float">
            <text:p>0.11828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43217" calcext:value-type="float">
            <text:p>0.043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09379" calcext:value-type="float">
            <text:p>0.093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083" calcext:value-type="float">
            <text:p>0.0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0914" calcext:value-type="float">
            <text:p>0.0009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420755" calcext:value-type="float">
            <text:p>0.4207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60623" calcext:value-type="float">
            <text:p>0.60623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con------cf data 4</text:p>
          </table:table-cell>
          <table:table-cell table:number-columns-repeated="2"/>
          <table:table-cell office:value-type="string" calcext:value-type="string">
            <text:p>vicon--------PX data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74189" calcext:value-type="float">
            <text:p>0.07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48213" calcext:value-type="float">
            <text:p>0.1482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57123" calcext:value-type="float">
            <text:p>0.0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23407" calcext:value-type="float">
            <text:p>0.1234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47512" calcext:value-type="float">
            <text:p>0.0475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105958" calcext:value-type="float">
            <text:p>0.10595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47339" calcext:value-type="float">
            <text:p>0.0473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082083" calcext:value-type="float">
            <text:p>0.0820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0443" calcext:value-type="float">
            <text:p>0.00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556" calcext:value-type="float">
            <text:p>0.005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724931" calcext:value-type="float">
            <text:p>0.724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553951" calcext:value-type="float">
            <text:p>0.553951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con------cf data 5</text:p>
          </table:table-cell>
          <table:table-cell table:number-columns-repeated="2"/>
          <table:table-cell office:value-type="string" calcext:value-type="string">
            <text:p>vicon--------PX data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69019" calcext:value-type="float">
            <text:p>0.069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39811" calcext:value-type="float">
            <text:p>0.1398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53356" calcext:value-type="float">
            <text:p>0.053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10835" calcext:value-type="float">
            <text:p>0.11083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42073" calcext:value-type="float">
            <text:p>0.04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089293" calcext:value-type="float">
            <text:p>0.08929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43781" calcext:value-type="float">
            <text:p>0.043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085222" calcext:value-type="float">
            <text:p>0.0852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1662" calcext:value-type="float">
            <text:p>0.001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1337" calcext:value-type="float">
            <text:p>0.0013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361143" calcext:value-type="float">
            <text:p>0.361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601334" calcext:value-type="float">
            <text:p>0.601334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vicon------cf translation1</text:p>
          </table:table-cell>
          <table:table-cell table:number-columns-repeated="2"/>
          <table:table-cell office:value-type="string" calcext:value-type="string">
            <text:p>vicon--------PX translatio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58049" calcext:value-type="float">
            <text:p>0.0580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313773" calcext:value-type="float">
            <text:p>0.31377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43942" calcext:value-type="float">
            <text:p>0.043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209356" calcext:value-type="float">
            <text:p>0.20935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33375" calcext:value-type="float">
            <text:p>0.0333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143803" calcext:value-type="float">
            <text:p>0.14380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37933" calcext:value-type="float">
            <text:p>0.037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233718" calcext:value-type="float">
            <text:p>0.2337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1672" calcext:value-type="float">
            <text:p>0.0016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2867" calcext:value-type="float">
            <text:p>0.0028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289804" calcext:value-type="float">
            <text:p>0.2898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1.289754" calcext:value-type="float">
            <text:p>1.289754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vicon------cf translation2</text:p>
          </table:table-cell>
          <table:table-cell table:number-columns-repeated="2"/>
          <table:table-cell office:value-type="string" calcext:value-type="string">
            <text:p>vicon--------PX translation2</text:p>
          </table:table-cell>
          <table:table-cell table:number-columns-repeated="2"/>
        </table:table-row>
        <table:table-row table:style-name="ro1" table:number-rows-repeated="11">
          <table:table-cell table:number-columns-repeated="6"/>
        </table:table-row>
        <table:table-row table:style-name="ro1">
          <table:table-cell table:style-name="ce1" office:value-type="string" calcext:value-type="string">
            <text:p>vicon------cf translation3</text:p>
          </table:table-cell>
          <table:table-cell table:number-columns-repeated="2"/>
          <table:table-cell office:value-type="string" calcext:value-type="string">
            <text:p>vicon--------PX translation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ed_pose_pair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airs</text:p>
          </table:table-cell>
          <table:table-cell office:value-type="string" calcext:value-type="string">
            <text:p>compared_pose_pair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pairs</text:p>
          </table:table-cell>
        </table:table-row>
        <table:table-row table:style-name="ro1">
          <table:table-cell office:value-type="string" calcext:value-type="string">
            <text:p>absolute_translational_error.rmse</text:p>
          </table:table-cell>
          <table:table-cell office:value-type="float" office:value="0.04592" calcext:value-type="float">
            <text:p>0.04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rmse</text:p>
          </table:table-cell>
          <table:table-cell office:value-type="float" office:value="0.192711" calcext:value-type="float">
            <text:p>0.1927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an</text:p>
          </table:table-cell>
          <table:table-cell office:value-type="float" office:value="0.038615" calcext:value-type="float">
            <text:p>0.0386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an</text:p>
          </table:table-cell>
          <table:table-cell office:value-type="float" office:value="0.147817" calcext:value-type="float">
            <text:p>0.1478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edian</text:p>
          </table:table-cell>
          <table:table-cell office:value-type="float" office:value="0.036123" calcext:value-type="float">
            <text:p>0.036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edian</text:p>
          </table:table-cell>
          <table:table-cell office:value-type="float" office:value="0.113014" calcext:value-type="float">
            <text:p>0.1130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std</text:p>
          </table:table-cell>
          <table:table-cell office:value-type="float" office:value="0.02485" calcext:value-type="float">
            <text:p>0.02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std</text:p>
          </table:table-cell>
          <table:table-cell office:value-type="float" office:value="0.123643" calcext:value-type="float">
            <text:p>0.1236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in</text:p>
          </table:table-cell>
          <table:table-cell office:value-type="float" office:value="0.00301" calcext:value-type="float">
            <text:p>0.003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in</text:p>
          </table:table-cell>
          <table:table-cell office:value-type="float" office:value="0.00408" calcext:value-type="float">
            <text:p>0.004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bsolute_translational_error.max</text:p>
          </table:table-cell>
          <table:table-cell office:value-type="float" office:value="0.157156" calcext:value-type="float">
            <text:p>0.157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solute_translational_error.max</text:p>
          </table:table-cell>
          <table:table-cell office:value-type="float" office:value="0.589207" calcext:value-type="float">
            <text:p>0.589207</text:p>
          </table:table-cell>
          <table:table-cell office:value-type="string" calcext:value-type="string">
            <text:p>m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icon------cf translation4</text:p>
          </table:table-cell>
          <table:table-cell table:number-columns-repeated="2"/>
          <table:table-cell office:value-type="string" calcext:value-type="string">
            <text:p>vicon--------PX translation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5:40:38.600028382</meta:creation-date>
    <dc:date>2017-03-16T22:42:17.847801458</dc:date>
    <meta:editing-duration>PT2H15M56S</meta:editing-duration>
    <meta:editing-cycles>6</meta:editing-cycles>
    <meta:generator>LibreOffice/4.2.8.2$Linux_X86_64 LibreOffice_project/420m0$Build-2</meta:generator>
    <meta:document-statistic meta:table-count="1" meta:cell-count="312" meta:object-count="0"/>
  </office:meta>
</office:document-meta>
</file>